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Laksaman1" svg:font-family="Laksaman" style:font-pitch="variable"/>
    <style:font-face style:name="Laksaman" svg:font-family="Laksaman" style:font-adornments="Regular" style:font-pitch="variable"/>
    <style:font-face style:name="Liberation Serif2" svg:font-family="'Liberation Serif'"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bc6a" officeooo:paragraph-rsid="000dbc6a"/>
    </style:style>
    <style:style style:name="P2" style:family="paragraph" style:parent-style-name="Standard">
      <style:text-properties officeooo:paragraph-rsid="000dbc6a"/>
    </style:style>
    <style:style style:name="P3" style:family="paragraph" style:parent-style-name="Text_20_body">
      <style:text-properties officeooo:rsid="000dbc6a" officeooo:paragraph-rsid="000ed429"/>
    </style:style>
    <style:style style:name="P4" style:family="paragraph" style:parent-style-name="Text_20_body">
      <style:text-properties officeooo:rsid="000fad9e" officeooo:paragraph-rsid="000fad9e"/>
    </style:style>
    <style:style style:name="P5" style:family="paragraph" style:parent-style-name="Text_20_body">
      <style:paragraph-properties fo:margin-top="0cm" fo:margin-bottom="0cm" loext:contextual-spacing="false"/>
      <style:text-properties officeooo:rsid="000fad9e" officeooo:paragraph-rsid="000fad9e"/>
    </style:style>
    <style:style style:name="P6" style:family="paragraph" style:parent-style-name="Text_20_body">
      <style:paragraph-properties fo:margin-top="0cm" fo:margin-bottom="0cm" loext:contextual-spacing="false"/>
      <style:text-properties officeooo:paragraph-rsid="0011a53b"/>
    </style:style>
    <style:style style:name="P7" style:family="paragraph" style:parent-style-name="Text_20_body" style:list-style-name="L3">
      <style:text-properties officeooo:paragraph-rsid="000ed429"/>
    </style:style>
    <style:style style:name="P8" style:family="paragraph" style:parent-style-name="Text_20_body" style:list-style-name="L3">
      <style:text-properties officeooo:rsid="000dbc6a" officeooo:paragraph-rsid="000ed429"/>
    </style:style>
    <style:style style:name="P9" style:family="paragraph" style:parent-style-name="Text_20_body" style:list-style-name="L4">
      <style:text-properties officeooo:rsid="000fad9e" officeooo:paragraph-rsid="000fad9e"/>
    </style:style>
    <style:style style:name="P10" style:family="paragraph" style:parent-style-name="Text_20_body" style:list-style-name="L5">
      <style:paragraph-properties fo:margin-top="0cm" fo:margin-bottom="0cm" loext:contextual-spacing="false"/>
      <style:text-properties officeooo:rsid="000fad9e" officeooo:paragraph-rsid="000fad9e"/>
    </style:style>
    <style:style style:name="P11" style:family="paragraph" style:parent-style-name="Text_20_body" style:list-style-name="L6">
      <style:paragraph-properties fo:margin-top="0cm" fo:margin-bottom="0cm" loext:contextual-spacing="false"/>
      <style:text-properties officeooo:rsid="0011a53b" officeooo:paragraph-rsid="0011a53b"/>
    </style:style>
    <style:style style:name="P12" style:family="paragraph" style:parent-style-name="Text_20_body">
      <style:paragraph-properties fo:margin-top="0cm" fo:margin-bottom="0cm" loext:contextual-spacing="false"/>
      <style:text-properties officeooo:paragraph-rsid="0011a53b"/>
    </style:style>
    <style:style style:name="P13" style:family="paragraph" style:parent-style-name="Text_20_body">
      <style:paragraph-properties fo:margin-top="0cm" fo:margin-bottom="0cm" loext:contextual-spacing="false"/>
      <style:text-properties officeooo:rsid="00172aa9" officeooo:paragraph-rsid="00172aa9"/>
    </style:style>
    <style:style style:name="P14" style:family="paragraph" style:parent-style-name="Text_20_body" style:list-style-name="L7">
      <style:paragraph-properties fo:margin-top="0cm" fo:margin-bottom="0cm" loext:contextual-spacing="false"/>
      <style:text-properties officeooo:paragraph-rsid="001789ee"/>
    </style:style>
    <style:style style:name="P15" style:family="paragraph" style:parent-style-name="Text_20_body">
      <style:paragraph-properties fo:margin-top="0cm" fo:margin-bottom="0cm" loext:contextual-spacing="false"/>
      <style:text-properties officeooo:rsid="0019af35" officeooo:paragraph-rsid="0019af35"/>
    </style:style>
    <style:style style:name="P16" style:family="paragraph" style:parent-style-name="Text_20_body" style:list-style-name="L8">
      <style:paragraph-properties fo:margin-top="0cm" fo:margin-bottom="0cm" loext:contextual-spacing="false"/>
      <style:text-properties officeooo:paragraph-rsid="0019af35"/>
    </style:style>
    <style:style style:name="P17" style:family="paragraph" style:parent-style-name="Text_20_body">
      <style:paragraph-properties fo:margin-top="0cm" fo:margin-bottom="0cm" loext:contextual-spacing="false"/>
      <style:text-properties officeooo:paragraph-rsid="0019af35"/>
    </style:style>
    <style:style style:name="P18" style:family="paragraph" style:parent-style-name="Text_20_body" style:list-style-name="L9">
      <style:paragraph-properties fo:margin-top="0cm" fo:margin-bottom="0cm" loext:contextual-spacing="false"/>
      <style:text-properties officeooo:paragraph-rsid="0019af35"/>
    </style:style>
    <style:style style:name="P19" style:family="paragraph" style:parent-style-name="Text_20_body" style:list-style-name="L10">
      <style:paragraph-properties fo:margin-top="0cm" fo:margin-bottom="0cm" loext:contextual-spacing="false"/>
      <style:text-properties officeooo:paragraph-rsid="0019af35"/>
    </style:style>
    <style:style style:name="P20" style:family="paragraph" style:parent-style-name="Text_20_body" style:list-style-name="L11">
      <style:paragraph-properties fo:margin-top="0cm" fo:margin-bottom="0cm" loext:contextual-spacing="false"/>
      <style:text-properties officeooo:paragraph-rsid="0019af35"/>
    </style:style>
    <style:style style:name="P21" style:family="paragraph" style:parent-style-name="Text_20_body" style:list-style-name="L12">
      <style:paragraph-properties fo:margin-top="0cm" fo:margin-bottom="0cm" loext:contextual-spacing="false"/>
      <style:text-properties officeooo:paragraph-rsid="0019af35"/>
    </style:style>
    <style:style style:name="P22" style:family="paragraph" style:parent-style-name="Standard" style:list-style-name="L1">
      <style:text-properties officeooo:rsid="000dbc6a" officeooo:paragraph-rsid="000dbc6a"/>
    </style:style>
    <style:style style:name="P23" style:family="paragraph" style:parent-style-name="Standard" style:list-style-name="L2">
      <style:text-properties officeooo:rsid="000dbc6a" officeooo:paragraph-rsid="000dbc6a"/>
    </style:style>
    <style:style style:name="P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Mono"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style>
    <style:style style:name="T1" style:family="text">
      <style:text-properties officeooo:rsid="000dbc6a"/>
    </style:style>
    <style:style style:name="T2" style:family="text">
      <style:text-properties style:text-underline-style="none" officeooo:rsid="000dbc6a"/>
    </style:style>
    <style:style style:name="T3" style:family="text">
      <style:text-properties officeooo:rsid="00172aa9"/>
    </style:style>
    <style:style style:name="T4" style:family="text">
      <style:text-properties officeooo:rsid="001789ee"/>
    </style:style>
    <style:style style:name="T5" style:family="text">
      <style:text-properties officeooo:rsid="0019af35"/>
    </style:style>
    <style:style style:name="T6" style:family="text">
      <style:text-properties fo:font-weight="bold" officeooo:rsid="001789ee" style:font-weight-asian="bold" style:font-weight-complex="bold"/>
    </style:style>
    <style:style style:name="T7" style:family="text">
      <style:text-properties fo:font-weight="bold" officeooo:rsid="0019af35" style:font-weight-asian="bold" style:font-weight-complex="bold"/>
    </style:style>
    <style:style style:name="T8" style:family="text">
      <style:text-properties fo:font-weight="bold" officeooo:rsid="001a8f59" style:font-weight-asian="bold" style:font-weight-complex="bold"/>
    </style:style>
    <style:style style:name="T9" style:family="text">
      <style:text-properties officeooo:rsid="001a8f59"/>
    </style:style>
    <style:style style:name="T1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Mono"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aksaman"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2cm" fo:min-width="0.04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2cm" fo:min-width="0.04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032cm" fo:min-width="1.35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7cm" fo:min-width="1.466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cm" fo:min-width="0.15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6cm" fo:min-width="0.15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3cm" fo:min-width="0.04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94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Arrow"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3cm" fo:min-width="0.04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5cm" fo:min-width="1.2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7cm" fo:min-width="0.8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84cm" fo:min-width="1.24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33cm" fo:min-width="0.92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64cm" fo:min-width="1.03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6cm" fo:min-width="1.57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66cm" fo:min-width="1.35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7cm" fo:min-width="1.68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7cm" fo:min-width="1.57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17cm" fo:min-width="2.23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47cm" fo:min-width="1.35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9cm" fo:min-width="1.13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7cm" fo:min-width="1.24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97cm" fo:min-width="1.24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28cm" fo:min-width="0.222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74020329760526520" text:style-name="L1">
        <text:list-item>
          <text:p text:style-name="P22">Draw a Use Case Diagram for an online Library Management System?</text:p>
        </text:list-item>
      </text:list>
      <text:p text:style-name="P2"/>
      <text:p text:style-name="P2"/>
      <text:p text:style-name="P2"/>
      <text:p text:style-name="P2"/>
      <text:p text:style-name="P2"><draw:g text:anchor-type="paragraph" draw:z-index="0" draw:name="Shape1" draw:style-name="gr1"><draw:g draw:style-name="gr2"><draw:custom-shape draw:style-name="gr3" draw:text-style-name="P24" svg:width="0.775cm" svg:height="0.823cm" svg:x="-1.306cm" svg:y="0.5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9cm" svg:y1="1.345cm" svg:x2="-0.919cm" svg:y2="2.498cm"><text:p/></draw:line><draw:line draw:style-name="gr4" draw:text-style-name="P25" svg:x1="-1.302cm" svg:y1="1.345cm" svg:x2="-0.916cm" svg:y2="1.839cm"><text:p/></draw:line><draw:line draw:style-name="gr4" draw:text-style-name="P25" svg:x1="-0.919cm" svg:y1="1.839cm" svg:x2="-0.533cm" svg:y2="1.51cm"><text:p/></draw:line><draw:line draw:style-name="gr4" draw:text-style-name="P25" svg:x1="-0.916cm" svg:y1="2.496cm" svg:x2="-1.302cm" svg:y2="2.825cm"><text:p/></draw:line><draw:line draw:style-name="gr4" draw:text-style-name="P25" svg:x1="-0.919cm" svg:y1="2.496cm" svg:x2="-0.533cm" svg:y2="2.825cm"><text:p/></draw:line></draw:g><draw:g draw:style-name="gr2"><draw:custom-shape draw:style-name="gr5" draw:text-style-name="P24" svg:width="0.773cm" svg:height="0.823cm" svg:x="-1.304cm" svg:y="0.5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8cm" svg:y1="1.345cm" svg:x2="-0.918cm" svg:y2="2.498cm"><text:p/></draw:line><draw:line draw:style-name="gr4" draw:text-style-name="P25" svg:x1="-1.301cm" svg:y1="1.345cm" svg:x2="-0.915cm" svg:y2="1.839cm"><text:p/></draw:line><draw:line draw:style-name="gr4" draw:text-style-name="P25" svg:x1="-0.918cm" svg:y1="1.839cm" svg:x2="-0.532cm" svg:y2="1.51cm"><text:p/></draw:line><draw:line draw:style-name="gr4" draw:text-style-name="P25" svg:x1="-0.915cm" svg:y1="2.496cm" svg:x2="-1.301cm" svg:y2="2.825cm"><text:p/></draw:line><draw:line draw:style-name="gr4" draw:text-style-name="P25" svg:x1="-0.918cm" svg:y1="2.496cm" svg:x2="-0.532cm" svg:y2="2.825cm"><text:p/></draw:line></draw:g><draw:g draw:style-name="gr2"><draw:custom-shape draw:style-name="gr5" draw:text-style-name="P24" svg:width="0.773cm" svg:height="0.823cm" svg:x="-1.304cm" svg:y="0.5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4cm" svg:y1="1.345cm" svg:x2="-0.914cm" svg:y2="2.498cm"><text:p/></draw:line><draw:line draw:style-name="gr4" draw:text-style-name="P25" svg:x1="-1.301cm" svg:y1="1.345cm" svg:x2="-0.915cm" svg:y2="1.839cm"><text:p/></draw:line><draw:line draw:style-name="gr4" draw:text-style-name="P25" svg:x1="-0.914cm" svg:y1="1.839cm" svg:x2="-0.528cm" svg:y2="1.51cm"><text:p/></draw:line><draw:line draw:style-name="gr4" draw:text-style-name="P25" svg:x1="-0.915cm" svg:y1="2.496cm" svg:x2="-1.301cm" svg:y2="2.825cm"><text:p/></draw:line><draw:line draw:style-name="gr4" draw:text-style-name="P25" svg:x1="-0.914cm" svg:y1="2.496cm" svg:x2="-0.528cm" svg:y2="2.825cm"><text:p/></draw:line></draw:g><draw:g draw:style-name="gr2"><draw:custom-shape draw:style-name="gr3" draw:text-style-name="P24" svg:width="0.775cm" svg:height="0.823cm" svg:x="-1.304cm" svg:y="0.5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4cm" svg:y1="1.345cm" svg:x2="-0.914cm" svg:y2="2.498cm"><text:p/></draw:line><draw:line draw:style-name="gr4" draw:text-style-name="P25" svg:x1="-1.3cm" svg:y1="1.345cm" svg:x2="-0.914cm" svg:y2="1.839cm"><text:p/></draw:line><draw:line draw:style-name="gr4" draw:text-style-name="P25" svg:x1="-0.914cm" svg:y1="1.839cm" svg:x2="-0.528cm" svg:y2="1.51cm"><text:p/></draw:line><draw:line draw:style-name="gr4" draw:text-style-name="P25" svg:x1="-0.914cm" svg:y1="2.496cm" svg:x2="-1.3cm" svg:y2="2.825cm"><text:p/></draw:line><draw:line draw:style-name="gr4" draw:text-style-name="P25" svg:x1="-0.914cm" svg:y1="2.496cm" svg:x2="-0.528cm" svg:y2="2.825cm"><text:p/></draw:line></draw:g><draw:line draw:style-name="gr4" draw:text-style-name="P25" svg:x1="-0.224cm" svg:y1="1.345cm" svg:x2="1.012cm" svg:y2="1.345cm"><text:p/></draw:line><draw:line draw:style-name="gr4" draw:text-style-name="P25" svg:x1="-0.224cm" svg:y1="2.004cm" svg:x2="0.703cm" svg:y2="2.663cm"><text:p/></draw:line><draw:custom-shape draw:style-name="gr6" draw:text-style-name="P27" svg:width="2.627cm" svg:height="1.812cm" svg:x="1.014cm" svg:y="0.522cm"><text:p text:style-name="P26"><text:span text:style-name="T10">Request </text:span><text:span text:style-name="T10">paymen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27" svg:width="2.782cm" svg:height="1.482cm" svg:x="0.705cm" svg:y="2.661cm"><text:p text:style-name="P26"><text:span text:style-name="T10">Supply </text:span><text:span text:style-name="T10">book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2"><draw:custom-shape draw:style-name="gr8" draw:text-style-name="P24" svg:width="0.929cm" svg:height="0.99cm" svg:x="-1.38cm" svg:y="4.3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9cm" svg:y1="5.297cm" svg:x2="-0.919cm" svg:y2="6.45cm"><text:p/></draw:line><draw:line draw:style-name="gr4" draw:text-style-name="P25" svg:x1="-0.916cm" svg:y1="5.792cm" svg:x2="-1.302cm" svg:y2="5.463cm"><text:p/></draw:line><draw:line draw:style-name="gr4" draw:text-style-name="P25" svg:x1="-0.919cm" svg:y1="5.792cm" svg:x2="-0.533cm" svg:y2="5.463cm"><text:p/></draw:line><draw:line draw:style-name="gr4" draw:text-style-name="P25" svg:x1="-0.918cm" svg:y1="6.452cm" svg:x2="-1.15cm" svg:y2="6.617cm"><text:p/></draw:line><draw:line draw:style-name="gr4" draw:text-style-name="P25" svg:x1="-0.919cm" svg:y1="6.452cm" svg:x2="-0.533cm" svg:y2="6.617cm"><text:p/></draw:line></draw:g><draw:line draw:style-name="gr4" draw:text-style-name="P25" svg:x1="-0.839cm" svg:y1="7.605cm" svg:x2="-0.839cm" svg:y2="9.417cm"><text:p/></draw:line><draw:g draw:style-name="gr2"><draw:custom-shape draw:style-name="gr8" draw:text-style-name="P24" svg:width="0.929cm" svg:height="0.99cm" svg:x="-1.38cm" svg:y="4.3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8cm" svg:y1="5.297cm" svg:x2="-0.918cm" svg:y2="6.45cm"><text:p/></draw:line><draw:line draw:style-name="gr4" draw:text-style-name="P25" svg:x1="-0.915cm" svg:y1="5.792cm" svg:x2="-1.301cm" svg:y2="5.463cm"><text:p/></draw:line><draw:line draw:style-name="gr4" draw:text-style-name="P25" svg:x1="-0.918cm" svg:y1="5.792cm" svg:x2="-0.532cm" svg:y2="5.463cm"><text:p/></draw:line><draw:line draw:style-name="gr4" draw:text-style-name="P25" svg:x1="-0.915cm" svg:y1="6.452cm" svg:x2="-1.147cm" svg:y2="6.617cm"><text:p/></draw:line><draw:line draw:style-name="gr4" draw:text-style-name="P25" svg:x1="-0.918cm" svg:y1="6.452cm" svg:x2="-0.532cm" svg:y2="6.617cm"><text:p/></draw:line></draw:g><draw:g draw:style-name="gr2"><draw:custom-shape draw:style-name="gr8" draw:text-style-name="P24" svg:width="0.925cm" svg:height="0.99cm" svg:x="-1.376cm" svg:y="4.3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4cm" svg:y1="5.297cm" svg:x2="-0.914cm" svg:y2="6.45cm"><text:p/></draw:line><draw:line draw:style-name="gr4" draw:text-style-name="P25" svg:x1="-0.915cm" svg:y1="5.792cm" svg:x2="-1.301cm" svg:y2="5.463cm"><text:p/></draw:line><draw:line draw:style-name="gr4" draw:text-style-name="P25" svg:x1="-0.914cm" svg:y1="5.792cm" svg:x2="-0.528cm" svg:y2="5.463cm"><text:p/></draw:line><draw:line draw:style-name="gr4" draw:text-style-name="P25" svg:x1="-0.914cm" svg:y1="6.452cm" svg:x2="-1.146cm" svg:y2="6.617cm"><text:p/></draw:line><draw:line draw:style-name="gr4" draw:text-style-name="P25" svg:x1="-0.914cm" svg:y1="6.452cm" svg:x2="-0.528cm" svg:y2="6.617cm"><text:p/></draw:line></draw:g><draw:g draw:style-name="gr2"><draw:custom-shape draw:style-name="gr9" draw:text-style-name="P24" svg:width="0.925cm" svg:height="0.987cm" svg:x="-1.389cm" svg:y="9.7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0.919cm" svg:y1="10.735cm" svg:x2="-0.919cm" svg:y2="12.218cm"><text:p/></draw:line><draw:line draw:style-name="gr4" draw:text-style-name="P25" svg:x1="-0.916cm" svg:y1="11.394cm" svg:x2="-1.302cm" svg:y2="11.065cm"><text:p/></draw:line><draw:line draw:style-name="gr4" draw:text-style-name="P25" svg:x1="-0.919cm" svg:y1="11.394cm" svg:x2="-0.533cm" svg:y2="11.065cm"><text:p/></draw:line></draw:g><draw:line draw:style-name="gr4" draw:text-style-name="P25" svg:x1="-0.918cm" svg:y1="12.218cm" svg:x2="-1.15cm" svg:y2="12.547cm"><text:p/></draw:line><draw:line draw:style-name="gr4" draw:text-style-name="P25" svg:x1="-0.919cm" svg:y1="12.218cm" svg:x2="-0.533cm" svg:y2="12.547cm"><text:p/></draw:line><draw:line draw:style-name="gr10" draw:text-style-name="P25" svg:x1="-0.919cm" svg:y1="8.264cm" svg:x2="2.248cm" svg:y2="8.264cm"><text:p/></draw:line><draw:custom-shape draw:style-name="gr11" draw:text-style-name="P24" svg:width="0.773cm" svg:height="0.825cm" svg:x="2.714cm" svg:y="7.11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3.1cm" svg:y1="7.934cm" svg:x2="3.1cm" svg:y2="9.087cm"><text:p/></draw:line><draw:line draw:style-name="gr4" draw:text-style-name="P25" svg:x1="3.099cm" svg:y1="8.428cm" svg:x2="2.713cm" svg:y2="7.934cm"><text:p/></draw:line><draw:line draw:style-name="gr4" draw:text-style-name="P25" svg:x1="3.1cm" svg:y1="8.428cm" svg:x2="3.486cm" svg:y2="7.934cm"><text:p/></draw:line><draw:line draw:style-name="gr4" draw:text-style-name="P25" svg:x1="3.101cm" svg:y1="9.086cm" svg:x2="2.869cm" svg:y2="9.415cm"><text:p/></draw:line><draw:line draw:style-name="gr4" draw:text-style-name="P25" svg:x1="3.1cm" svg:y1="9.086cm" svg:x2="3.332cm" svg:y2="9.415cm"><text:p/></draw:line><draw:frame draw:style-name="gr12" draw:text-style-name="P29" svg:width="1.705cm" svg:height="1.714cm" svg:x="-1.614cm" svg:y="3.485cm"><draw:text-box><text:p text:style-name="P28"><text:span text:style-name="T10">Vend</text:span><text:span text:style-name="T10">or</text:span></text:p></draw:text-box></draw:frame><draw:frame draw:style-name="gr12" draw:text-style-name="P29" svg:width="2.163cm" svg:height="1.714cm" svg:x="-1.766cm" svg:y="6.948cm"><draw:text-box><text:p text:style-name="P28"><text:span text:style-name="T10">General user</text:span></text:p></draw:text-box></draw:frame><draw:frame draw:style-name="gr13" draw:text-style-name="P29" svg:width="1.237cm" svg:height="2.2cm" svg:x="2.557cm" svg:y="9.747cm"><draw:text-box><text:p text:style-name="P28"><text:span text:style-name="T10">User</text:span></text:p></draw:text-box></draw:frame><draw:line draw:style-name="gr10" draw:text-style-name="P25" svg:x1="-0.375cm" svg:y1="3.157cm" svg:x2="2.251cm" svg:y2="7.276cm"><text:p/></draw:line><draw:line draw:style-name="gr14" draw:text-style-name="P24" svg:x1="3.95cm" svg:y1="8.264cm" svg:x2="12.755cm" svg:y2="8.264cm"><text:p/></draw:line><draw:custom-shape draw:style-name="gr15" draw:text-style-name="P24" svg:width="0.772cm" svg:height="0.825cm" svg:x="12.911cm" svg:y="7.11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13.296cm" svg:y1="7.934cm" svg:x2="13.296cm" svg:y2="9.252cm"><text:p/></draw:line><draw:line draw:style-name="gr4" draw:text-style-name="P25" svg:x1="13.296cm" svg:y1="8.428cm" svg:x2="12.91cm" svg:y2="7.934cm"><text:p/></draw:line><draw:line draw:style-name="gr4" draw:text-style-name="P25" svg:x1="13.296cm" svg:y1="8.428cm" svg:x2="13.682cm" svg:y2="7.934cm"><text:p/></draw:line><draw:line draw:style-name="gr4" draw:text-style-name="P25" svg:x1="13.296cm" svg:y1="9.253cm" svg:x2="13.064cm" svg:y2="9.582cm"><text:p/></draw:line><draw:line draw:style-name="gr4" draw:text-style-name="P25" svg:x1="13.296cm" svg:y1="9.253cm" svg:x2="13.528cm" svg:y2="9.582cm"><text:p/></draw:line><draw:line draw:style-name="gr4" draw:text-style-name="P25" svg:x1="13.991cm" svg:y1="8.264cm" svg:x2="15.69cm" svg:y2="8.264cm"><text:p/></draw:line><draw:custom-shape draw:style-name="gr15" draw:text-style-name="P24" svg:width="0.772cm" svg:height="0.825cm" svg:x="15.771cm" svg:y="7.11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16.152cm" svg:y1="7.934cm" svg:x2="16.152cm" svg:y2="9.252cm"><text:p/></draw:line><draw:line draw:style-name="gr4" draw:text-style-name="P25" svg:x1="16.153cm" svg:y1="8.428cm" svg:x2="15.767cm" svg:y2="7.934cm"><text:p/></draw:line><draw:line draw:style-name="gr4" draw:text-style-name="P25" svg:x1="16.152cm" svg:y1="8.428cm" svg:x2="16.538cm" svg:y2="7.934cm"><text:p/></draw:line><draw:line draw:style-name="gr4" draw:text-style-name="P25" svg:x1="16.154cm" svg:y1="9.253cm" svg:x2="15.845cm" svg:y2="9.418cm"><text:p/></draw:line><draw:line draw:style-name="gr4" draw:text-style-name="P25" svg:x1="16.152cm" svg:y1="9.253cm" svg:x2="16.461cm" svg:y2="9.418cm"><text:p/></draw:line><draw:line draw:style-name="gr4" draw:text-style-name="P25" svg:x1="16.308cm" svg:y1="6.616cm" svg:x2="16.926cm" svg:y2="1.674cm"><text:p/></draw:line><draw:line draw:style-name="gr4" draw:text-style-name="P25" svg:x1="12.753cm" svg:y1="4.475cm" svg:x2="13.216cm" svg:y2="6.781cm"><text:p/></draw:line><draw:line draw:style-name="gr4" draw:text-style-name="P25" svg:x1="11.363cm" svg:y1="5.958cm" svg:x2="12.753cm" svg:y2="7.111cm"><text:p/></draw:line><draw:line draw:style-name="gr4" draw:text-style-name="P25" svg:x1="11.363cm" svg:y1="7.276cm" svg:x2="12.753cm" svg:y2="7.77cm"><text:p/></draw:line><draw:line draw:style-name="gr4" draw:text-style-name="P25" svg:x1="12.599cm" svg:y1="8.92cm" svg:x2="11.363cm" svg:y2="8.92cm"><text:p/></draw:line><draw:line draw:style-name="gr4" draw:text-style-name="P25" svg:x1="12.908cm" svg:y1="9.912cm" svg:x2="11.363cm" svg:y2="10.736cm"><text:p/></draw:line><draw:line draw:style-name="gr4" draw:text-style-name="P25" svg:x1="3.487cm" svg:y1="6.946cm" svg:x2="4.259cm" svg:y2="4.475cm"><text:p/></draw:line><draw:line draw:style-name="gr4" draw:text-style-name="P25" svg:x1="3.796cm" svg:y1="7.275cm" svg:x2="4.877cm" svg:y2="5.463cm"><text:p/></draw:line><draw:line draw:style-name="gr4" draw:text-style-name="P25" svg:x1="3.95cm" svg:y1="7.605cm" svg:x2="5.495cm" svg:y2="6.122cm"><text:p/></draw:line><draw:line draw:style-name="gr4" draw:text-style-name="P25" svg:x1="4.568cm" svg:y1="7.934cm" svg:x2="6.267cm" svg:y2="6.946cm"><text:p/></draw:line><draw:line draw:style-name="gr4" draw:text-style-name="P25" svg:x1="3.95cm" svg:y1="8.592cm" svg:x2="5.804cm" svg:y2="9.58cm"><text:p/></draw:line><draw:line draw:style-name="gr4" draw:text-style-name="P25" svg:x1="3.95cm" svg:y1="9.086cm" svg:x2="4.877cm" svg:y2="10.404cm"><text:p/></draw:line><draw:line draw:style-name="gr4" draw:text-style-name="P25" svg:x1="3.639cm" svg:y1="9.747cm" svg:x2="4.257cm" svg:y2="10.9cm"><text:p/></draw:line><draw:custom-shape draw:style-name="gr16" draw:text-style-name="P30" svg:width="2.474cm" svg:height="0.826cm" svg:x="3.949cm" svg:y="3.651cm"><text:p text:style-name="P26"><text:span text:style-name="T11">R</text:span><text:span text:style-name="T11">e</text:span><text:span text:style-name="T11">g</text:span><text:span text:style-name="T11">i</text:span><text:span text:style-name="T11">s</text:span><text:span text:style-name="T11">t</text:span><text:span text:style-name="T11">e</text:span><text:span text:style-name="T11">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7" svg:width="1.851cm" svg:height="0.662cm" svg:x="4.875cm" svg:y="4.639cm"><text:p text:style-name="P26"><text:span text:style-name="T10">L</text:span><text:span text:style-name="T10">o</text:span><text:span text:style-name="T10">g</text:span><text:span text:style-name="T10">i</text:span><text:span text:style-name="T10">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7" svg:width="2.474cm" svg:height="1.32cm" svg:x="5.956cm" svg:y="6.616cm"><text:p text:style-name="P26"><text:span text:style-name="T10">Req</text:span><text:span text:style-name="T10">uest </text:span><text:span text:style-name="T10">for </text:span><text:span text:style-name="T10">issu</text:span><text:span text:style-name="T10">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 draw:text-style-name="P27" svg:width="2.012cm" svg:height="0.825cm" svg:x="5.494cm" svg:y="5.628cm"><text:p text:style-name="P26"><text:span text:style-name="T10">S</text:span><text:span text:style-name="T10">e</text:span><text:span text:style-name="T10">a</text:span><text:span text:style-name="T10">r</text:span><text:span text:style-name="T10">c</text:span><text:span text:style-name="T10">h</text:span><text:span text:style-name="T10"> </text:span><text:span text:style-name="T10">a</text:span><text:span text:style-name="T10"> </text:span><text:span text:style-name="T10">b</text:span><text:span text:style-name="T10">o</text:span><text:span text:style-name="T10">o</text:span><text:span text:style-name="T10">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27" svg:width="2.165cm" svg:height="1.151cm" svg:x="3.023cm" svg:y="10.901cm"><text:p text:style-name="P26"><text:span text:style-name="T10">U</text:span><text:span text:style-name="T10">n</text:span><text:span text:style-name="T10">r</text:span><text:span text:style-name="T10">e</text:span><text:span text:style-name="T10">g</text:span><text:span text:style-name="T10">i</text:span><text:span text:style-name="T10">s</text:span><text:span text:style-name="T10">t</text:span><text:span text:style-name="T10">e</text:span><text:span text:style-name="T10">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27" svg:width="2.934cm" svg:height="0.987cm" svg:x="4.875cm" svg:y="10.16cm"><text:p text:style-name="P26"><text:span text:style-name="T10">Fee</text:span><text:span text:style-name="T10">dba</text:span><text:span text:style-name="T10">c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0" svg:width="2.625cm" svg:height="1.153cm" svg:x="5.805cm" svg:y="8.757cm"><text:p text:style-name="P26"><text:span text:style-name="T11">P</text:span><text:span text:style-name="T11">r</text:span><text:span text:style-name="T11">e</text:span><text:span text:style-name="T11">v</text:span><text:span text:style-name="T11">i</text:span><text:span text:style-name="T11">o</text:span><text:span text:style-name="T11">u</text:span><text:span text:style-name="T11">s</text:span><text:span text:style-name="T11"> </text:span><text:span text:style-name="T11">l</text:span><text:span text:style-name="T11">o</text:span><text:span text:style-name="T11">g</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1" svg:width="3.088cm" svg:height="1.482cm" svg:x="15.384cm" svg:y="0.192cm"><text:p text:style-name="P26"><text:span text:style-name="T12">M</text:span><text:span text:style-name="T12">a</text:span><text:span text:style-name="T12">i</text:span><text:span text:style-name="T12">n</text:span><text:span text:style-name="T12">t</text:span><text:span text:style-name="T12">a</text:span><text:span text:style-name="T12">i</text:span><text:span text:style-name="T12">n</text:span><text:span text:style-name="T12"> </text:span><text:span text:style-name="T12">b</text:span><text:span text:style-name="T12">o</text:span><text:span text:style-name="T12">o</text:span><text:span text:style-name="T12">k</text:span><text:span text:style-name="T12"> </text:span><text:span text:style-name="T12">d</text:span><text:span text:style-name="T12">a</text:span><text:span text:style-name="T12">t</text:span><text:span text:style-name="T12">a</text:span><text:span text:style-name="T12">b</text:span><text:span text:style-name="T12">a</text:span><text:span text:style-name="T12">s</text:span><text:span text:style-name="T12">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32" svg:width="2.938cm" svg:height="1.482cm" svg:x="11.982cm" svg:y="0.192cm"><text:p text:style-name="P26"><text:span text:style-name="T13">Update book </text:span><text:span text:style-name="T13">statu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32" svg:width="3.862cm" svg:height="1.648cm" svg:x="10.745cm" svg:y="2.829cm"><text:p text:style-name="P26"><text:span text:style-name="T13">Request book </text:span><text:span text:style-name="T13">from ven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 draw:text-style-name="P27" svg:width="2.627cm" svg:height="1.976cm" svg:x="8.736cm" svg:y="4.311cm"><text:p text:style-name="P26"><text:span text:style-name="T10">Issue a </text:span><text:span text:style-name="T10">boo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27" svg:width="2.313cm" svg:height="1.484cm" svg:x="8.897cm" svg:y="6.616cm"><text:p text:style-name="P26"><text:span text:style-name="T10">Up</text:span><text:span text:style-name="T10">dat</text:span><text:span text:style-name="T10">e </text:span><text:span text:style-name="T10">rec</text:span><text:span text:style-name="T10">ord</text:span><text:span text:style-name="T10">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4" svg:width="2.474cm" svg:height="1.482cm" svg:x="8.736cm" svg:y="8.428cm"><text:p text:style-name="P26"><text:span text:style-name="T10">M</text:span><text:span text:style-name="T10">a</text:span><text:span text:style-name="T10">i</text:span><text:span text:style-name="T10">n</text:span><text:span text:style-name="T10">t</text:span><text:span text:style-name="T10">a</text:span><text:span text:style-name="T10">i</text:span><text:span text:style-name="T10">n</text:span><text:span text:style-name="T10"> </text:span><text:span text:style-name="T10">r</text:span><text:span text:style-name="T10">e</text:span><text:span text:style-name="T10">c</text:span><text:span text:style-name="T10">o</text:span><text:span text:style-name="T10">r</text:span><text:span text:style-name="T10">d</text:span><text:span text:style-name="T14">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7" svg:width="2.467cm" svg:height="1.482cm" svg:x="8.897cm" svg:y="10.077cm"><text:p text:style-name="P26"><text:span text:style-name="T10">T</text:span><text:span text:style-name="T10">r</text:span><text:span text:style-name="T10">a</text:span><text:span text:style-name="T10">c</text:span><text:span text:style-name="T10">k</text:span><text:span text:style-name="T10"> </text:span><text:span text:style-name="T10">c</text:span><text:span text:style-name="T10">o</text:span><text:span text:style-name="T10">m</text:span><text:span text:style-name="T10">p</text:span><text:span text:style-name="T10">l</text:span><text:span text:style-name="T10">a</text:span><text:span text:style-name="T10">i</text:span><text:span text:style-name="T10">n</text:span><text:span text:style-name="T10">t</text:span><text:span text:style-name="T10">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 svg:x1="13.991cm" svg:y1="1.838cm" svg:x2="15.999cm" svg:y2="6.78cm"><text:p/></draw:line><draw:frame draw:style-name="gr30" draw:text-style-name="P33" svg:width="0.724cm" svg:height="0.98cm" svg:x="13.065cm" svg:y="10.569cm"><draw:text-box><text:p/></draw:text-box></draw:frame><draw:frame draw:style-name="gr12" draw:text-style-name="P29" svg:width="2.008cm" svg:height="1.714cm" svg:x="12.446cm" svg:y="10.324cm"><draw:text-box><text:p text:style-name="P28"><text:span text:style-name="T10">Librarian</text:span></text:p></draw:text-box></draw:frame><draw:frame draw:style-name="gr12" draw:text-style-name="P29" svg:width="2.777cm" svg:height="1.714cm" svg:x="15.072cm" svg:y="9.909cm"><draw:text-box><text:p text:style-name="P28"><text:span text:style-name="T10">Book database</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Shape2" draw:style-name="gr31" draw:text-style-name="P34" svg:width="2.514cm" svg:height="0.98cm" svg:x="-1.819cm" svg:y="0.446cm"><draw:text-box><text:p>Registered User</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8773395958159381048" text:style-name="L2">
        <text:list-item>
          <text:p text:style-name="P23"><text:soft-page-break/>List down the best practices from Agile/Scrum methodology</text:p>
        </text:list-item>
      </text:list>
      <text:p text:style-name="P1"/>
      <text:p text:style-name="P1">Below are the best practices from agile/scrum methodology:</text:p>
      <text:p text:style-name="P1"/>
      <text:list xml:id="list2535132101189612297" text:style-name="L3">
        <text:list-item>
          <text:p text:style-name="P7"><text:span text:style-name="T1">Priorities </text:span><text:span text:style-name="T2">(product backlog) </text:span><text:span text:style-name="T1">maintained by a dedicated role (product owner) </text:span></text:p>
        </text:list-item>
        <text:list-item>
          <text:p text:style-name="P7">Development process and practices facilitated by a dedicated role (<text:span text:style-name="T1">Scrum master</text:span>)</text:p>
        </text:list-item>
        <text:list-item>
          <text:p text:style-name="P7"><text:span text:style-name="T1">Sprint Planning</text:span> meeting to create <text:span text:style-name="T1">sprint backlog.</text:span></text:p>
        </text:list-item>
        <text:list-item>
          <text:p text:style-name="P7"><text:span text:style-name="T1">Planning poker</text:span> to estimate tasks during sprint planning. </text:p>
        </text:list-item>
        <text:list-item>
          <text:p text:style-name="P7">Time-boxed <text:span text:style-name="T1">sprints</text:span> produc<text:span text:style-name="T1">es working valuable software.</text:span></text:p>
        </text:list-item>
        <text:list-item>
          <text:p text:style-name="P7"><text:span text:style-name="T1">Daily meetings</text:span> <text:span text:style-name="T1">helps to track performance.</text:span></text:p>
        </text:list-item>
        <text:list-item>
          <text:p text:style-name="P7">Team members volunteer for tasks (<text:span text:style-name="T1">self organizing team</text:span>) </text:p>
        </text:list-item>
        <text:list-item>
          <text:p text:style-name="P7"><text:span text:style-name="T1">Burndown chart</text:span> to monitor sprint progress </text:p>
        </text:list-item>
        <text:list-item>
          <text:p text:style-name="P7"><text:span text:style-name="T1">Sprint review</text:span> meeting to present completed work </text:p>
        </text:list-item>
        <text:list-item>
          <text:p text:style-name="P7"><text:span text:style-name="T1">Sprint retrospective</text:span> to learn from previous sprint </text:p>
        </text:list-item>
        <text:list-item>
          <text:p text:style-name="P7"><text:span text:style-name="T1">Release planning</text:span> to release product increments </text:p>
        </text:list-item>
        <text:list-item>
          <text:p text:style-name="P7"><text:span text:style-name="T1">User stories</text:span> are written <text:span text:style-name="T1">to simplyfy a feature.</text:span></text:p>
        </text:list-item>
        <text:list-item>
          <text:p text:style-name="P7">The <text:span text:style-name="T1">Project velocity</text:span> is measured.</text:p>
        </text:list-item>
        <text:list-item>
          <text:p text:style-name="P8">Co location of the agile team.</text:p>
        </text:list-item>
        <text:list-item>
          <text:p text:style-name="P7">The customer i<text:span text:style-name="T1">nvolvement is encouraged.</text:span></text:p>
        </text:list-item>
        <text:list-item>
          <text:p text:style-name="P7">All code<text:span text:style-name="T1">s are pair programmed.</text:span></text:p>
        </text:list-item>
        <text:list-item>
          <text:p text:style-name="P8">The work done in continuously integrated</text:p>
        </text:list-item>
      </text:list>
      <text:p text:style-name="P3"/>
      <text:p text:style-name="P3"/>
      <text:list xml:id="list3107313315699603428" text:style-name="L4">
        <text:list-item>
          <text:p text:style-name="P9">Collaboration</text:p>
        </text:list-item>
      </text:list>
      <text:p text:style-name="P4"><text:tab/>a. How does collaboration help agile development?</text:p>
      <text:p text:style-name="P4"><text:tab/>b. What if the team is distributed and can you achieve the same</text:p>
      <text:p text:style-name="P4"><text:tab/>productivity?</text:p>
      <text:p text:style-name="P4"><text:tab/>c. What would you do to achieve the productivity for a distributed</text:p>
      <text:p text:style-name="P4"><text:tab/>team?</text:p>
      <text:p text:style-name="P5">(a) Collaboration means to work jointly or together rather than independently. Agile methodology encourages frequent and face-to-face communication between the team members. Two of the four <text:soft-page-break/>points in Agile manifesto highlights the importance of collaboration (i.e., individual and interaction over process and tools and customer collaboration over contract negotiation).</text:p>
      <text:p text:style-name="P5"/>
      <text:p text:style-name="P5">(b) Even if the team is distributed and we achieve the same productivity,collaboration is important as we might be getting the output what is required but not the desired outcome,collabortaion helps the team to remove the deficiencies and interact face-to-face to know the capability of one another and produce desired outcome.</text:p>
      <text:p text:style-name="P5"/>
      <text:p text:style-name="P5">(c) To achieve productivity for a distributed team we require:Communication and collaboration</text:p>
      <text:list xml:id="list3393913807697002033" text:style-name="L5">
        <text:list-header>
          <text:p text:style-name="P10"/>
        </text:list-header>
        <text:list-item>
          <text:p text:style-name="P10">Communication and collaboration: It is one of the most important factors to increase the productivity of the team through online task tracking and project management tool(i.e. either through sticky notes or pm tools to maintain transparency and visibility among the team members.</text:p>
        </text:list-item>
        <text:list-item>
          <text:p text:style-name="P10">Virtual meetings and collaboration through skype or google hangout to so that the bonding between the team increases to a personal level and there is no miss communication between them.</text:p>
        </text:list-item>
        <text:list-item>
          <text:p text:style-name="P10">Group chats can be done so that everyone knows what is going on and the visibility among team members are maintained,which cannot be done through emails.</text:p>
        </text:list-item>
      </text:list>
      <text:p text:style-name="P5"/>
      <text:list xml:id="list1075858838151014146" text:style-name="L6">
        <text:list-item>
          <text:p text:style-name="P11">What is Sprint Zero in Agile? Describe the activities that are done in Sprint Zero?</text:p>
        </text:list-item>
      </text:list>
      <text:p text:style-name="P6"/>
      <text:p text:style-name="P6">Sprint Zero is also called as It<text:span text:style-name="T3">er</text:span>ation zero is done to keep thing ready for sprint 1 and all the upcoming sprints,here the management has to obtain funding and support, start building a team,intial requirement envisioning,initial architectural envisioning and set up environment done.</text:p>
      <text:p text:style-name="P6"/>
      <text:p text:style-name="P13">The activities that are done in sprint zero are:</text:p>
      <text:p text:style-name="P13"/>
      <text:list xml:id="list2422876689871036962" text:style-name="L7">
        <text:list-item>
          <text:p text:style-name="P14"><text:span text:style-name="T6">Product backlog/requirement:</text:span>The product requirements that team will be building in the coming sprints. Product owner and Technical Architect need to work closely here to prepare the backlog for the team. Product owner should be ready for the release plan so that team can visualize the PO's vision from the product perspective.</text:p>
        </text:list-item>
      </text:list>
      <text:p text:style-name="P15"/>
      <text:list xml:id="list5545007960732883541" text:style-name="L8">
        <text:list-item>
          <text:p text:style-name="P16"><text:span text:style-name="T7">Infrastructure should be ready:</text:span>Without the infrastructure, team will not be able to progress on anything. So a high dependency on the systems, software, licenses, environments etc. </text:p>
        </text:list-item>
      </text:list>
      <text:p text:style-name="P17"/>
      <text:list xml:id="list4291603460226215328" text:style-name="L9">
        <text:list-item>
          <text:p text:style-name="P18"><text:span text:style-name="T7">Design/Architecture: </text:span>High level architecture management plan that talks about the technical architecture of the future product from the technical architect. Next step will be to convert the architect plan into the coding platform for the developers.</text:p>
        </text:list-item>
      </text:list>
      <text:p text:style-name="P17"/>
      <text:list xml:id="list4878514652310799863" text:style-name="L10">
        <text:list-item>
          <text:p text:style-name="P19"><text:soft-page-break/><text:span text:style-name="T8">Team should be ready: </text:span>Creation of the team as per the resourcing plan. You do not need the entire team on day 1 of sprint 0. But you have to make the team ready with the training, tools, systems configured for them for coming sprint.</text:p>
        </text:list-item>
      </text:list>
      <text:p text:style-name="P17"/>
      <text:list xml:id="list5901708608082890094" text:style-name="L11">
        <text:list-item>
          <text:p text:style-name="P20"><text:span text:style-name="T7">Training:</text:span><text:span text:style-name="T5"> </text:span>Training will make team ready for the development/testing. These trainings are critical to project success. </text:p>
        </text:list-item>
      </text:list>
      <text:p text:style-name="P17"/>
      <text:list xml:id="list357982655698215924" text:style-name="L12">
        <text:list-item>
          <text:p text:style-name="P21"><text:span text:style-name="T7">Project management plan(PMP): </text:span>Comprehensive project management plan will be the bible for the project team members as far as project processes are concerned. Agile PMP document is different than the traditional PMP. Here critical items are the test and defect management pl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Laksaman1" svg:font-family="Laksaman" style:font-pitch="variable"/>
    <style:font-face style:name="Laksaman" svg:font-family="Laksaman" style:font-adornments="Regular" style:font-pitch="variable"/>
    <style:font-face style:name="Liberation Serif2" svg:font-family="'Liberation Serif'"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16:04.667386490</meta:creation-date>
    <dc:date>2016-08-25T18:54:47.990320186</dc:date>
    <meta:editing-duration>PT24M33S</meta:editing-duration>
    <meta:editing-cycles>6</meta:editing-cycles>
    <meta:generator>LibreOffice/5.1.4.2$Linux_X86_64 LibreOffice_project/10m0$Build-2</meta:generator>
    <meta:document-statistic meta:table-count="0" meta:image-count="0" meta:object-count="0" meta:page-count="4" meta:paragraph-count="42" meta:word-count="703" meta:character-count="4457" meta:non-whitespace-character-count="3811"/>
  </office:meta>
</office:document-meta>
</file>